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font-family="'Courier New'" style:font-family-generic="modern" style:font-pitch="fixed" fo:font-style="normal"/>
    </style:style>
    <style:style style:name="T4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ctional Programming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Peter C. Chapin</text:p>
            <text:p text:style-name="P1">Fall 20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mperative Styl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State</text:span></text:p>
              </text:list-item>
            </text:list>
            <text:list text:style-name="L2">
              <text:list-item>
                <text:list>
                  <text:list-item>
                    <text:p text:style-name="P4">Program maintains its state in variables that are updated (destructive update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der in which updates occur is important (otherwise incorrect data left in the variables).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Side Effect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Executing a statement causes other effects besides returning a value. </text:span><text:span text:style-name="T3">x = f( y )</text:span><text:span text:style-name="T2"> might format your hard driv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unc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1">Side Effect Free</text:span>. In mathematics, functions have no side effects. <text:span text:style-name="T4">x = sin( y )</text:span> returns a value but does not change anything else.</text:p>
              </text:list-item>
            </text:list>
            <text:list text:style-name="L2">
              <text:list-item>
                <text:list>
                  <text:list-item>
                    <text:p text:style-name="P4">Programs are easier to reason abou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grams are less bugg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grams are easier to parallelize.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Stateless</text:span>. Expressions “store” all intermediate values as the result of subexpressions. No variables are us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eatures of Functional Languages</text:p>
          </draw:text-box>
        </draw:frame>
        <draw:frame presentation:style-name="pr5" draw:text-style-name="P3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 text:style-name="P3">No statements.</text:p>
              </text:list-item>
            </text:list>
            <text:list text:style-name="L2">
              <text:list-item>
                <text:p text:style-name="P3">No side effects.</text:p>
              </text:list-item>
            </text:list>
            <text:list text:style-name="L2">
              <text:list-item>
                <text:p text:style-name="P3">No variables.</text:p>
              </text:list-item>
            </text:list>
            <text:list text:style-name="L2">
              <text:list-item>
                <text:p text:style-name="P3">Functions are values.</text:p>
              </text:list-item>
            </text:list>
            <text:list text:style-name="L2">
              <text:list-item>
                <text:list>
                  <text:list-item>
                    <text:p text:style-name="P4">Function literals ex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igher order fun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nctions can be stored in data structures.</text:p>
                  </text:list-item>
                </text:list>
              </text:list-item>
            </text:list>
            <text:list text:style-name="L2">
              <text:list-item>
                <text:p text:style-name="P3">Recursion is used for iteration.</text:p>
              </text:list-item>
            </text:list>
            <text:list text:style-name="L2">
              <text:list-item>
                <text:list>
                  <text:list-item>
                    <text:p text:style-name="P4">No loop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eatures of OCaml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upports functional, imperative, and OO styles.</text:p>
              </text:list-item>
            </text:list>
            <text:list text:style-name="L2">
              <text:list-item>
                <text:p text:style-name="P3">The “usual” functional features.</text:p>
              </text:list-item>
            </text:list>
            <text:list text:style-name="L2">
              <text:list-item>
                <text:p text:style-name="P3">Statically type checked.</text:p>
              </text:list-item>
            </text:list>
            <text:list text:style-name="L2">
              <text:list-item>
                <text:p text:style-name="P3">Strongly typed.</text:p>
              </text:list-item>
            </text:list>
            <text:list text:style-name="L2">
              <text:list-item>
                <text:p text:style-name="P3">Type inference.</text:p>
              </text:list-item>
            </text:list>
            <text:list text:style-name="L2">
              <text:list-item>
                <text:p text:style-name="P3">Polymorphic functions.</text:p>
              </text:list-item>
            </text:list>
            <text:list text:style-name="L2">
              <text:list-item>
                <text:p text:style-name="P3">Module types and module functions (“functors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Caml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ain web site: <text:a xlink:href="http://caml.inria.fr/">http://caml.inria.fr/</text:a></text:p>
              </text:list-item>
            </text:list>
            <text:list text:style-name="L2">
              <text:list-item>
                <text:p text:style-name="P3">Microsoft Research is working on an OCaml dialect called F#.</text:p>
              </text:list-item>
            </text:list>
            <text:list text:style-name="L2">
              <text:list-item>
                <text:list>
                  <text:list-item>
                    <text:p text:style-name="P4"><text:a xlink:href="http://research.microsoft.com/fsharp/fsharp.aspx">http://research.microsoft.com/fsharp/fsharp.aspx</text:a></text:p>
                  </text:list-item>
                </text:list>
              </text:list-item>
            </text:list>
            <text:list text:style-name="L2">
              <text:list-item>
                <text:p text:style-name="P3">Active user community.</text:p>
              </text:list-item>
            </text:list>
            <text:list text:style-name="L2">
              <text:list-item>
                <text:list>
                  <text:list-item>
                    <text:p text:style-name="P4">comp.lang.functio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reenode IRC: #oca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Yahoo! mailing list for beginn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meta:creation-date>2007-09-24T14:37:54</meta:creation-date>
    <dc:creator>Peter Chapin</dc:creator>
    <dc:date>2008-10-20T13:04:41</dc:date>
    <dc:language>en-US</dc:language>
    <meta:editing-cycles>4</meta:editing-cycles>
    <meta:editing-duration>PT50M27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